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110000001089781B507.png"/>
  <manifest:file-entry manifest:media-type="image/png" manifest:full-path="Pictures/100000000000020F000001E78878FF1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7000000FD3C001285.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212000001E51AD0956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214000001E676A5281F.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1/2013</text:p>
      <text:p text:style-name="Standard">Mega Man 2 does indeed playable throughout most if not all of the game. The other MMC1 games use WRAM, also known as PRG-RAM. This is 0x2000 bytes of space mapped to the 0x6000-0x7FFF range. Earlier, I was writing this section of the mapper incorrectly, inverting the bit that controls whether PRG-RAM is enabled or not. Strangely enough, fixing this makes Metroid crash before the title screen and does not make anything work better. CHR-ROM may or may not work correctly, the games I have been testing either use CHR-RAM or rely on PRG-RAM, so they crash before they could get to using CHR-ROM.</text:p>
      <text:p text:style-name="Standard"/>
      <text:p text:style-name="Standard">I also was able to write the code for save states, a feature found in most emulators. This allows the user to save the state of the currently running game to a file, so that it can be loaded later, returning the game to where it was when the file was made. I am missing something from MMC1, because some savestates using this mapper become corrupted.</text:p>
      <text:p text:style-name="Standard"/>
      <text:p text:style-name="Standard"><draw:frame draw:style-name="fr2" draw:name="graphics15" text:anchor-type="paragraph" svg:x="4.0957in" svg:y="0.4445in" svg:width="2.6917in" svg:height="2.4583in" draw:z-index="14"><draw:image xlink:href="Pictures/1000000000000214000001E676A5281F.png" xlink:type="simple" xlink:show="embed" xlink:actuate="onLoad"/></draw:frame>I have implemented screen scaling, where I can set a scale factor for the output window. This was not too difficult to write – I simply mapped each PPU output pixel to a 2x2, 3x3, or whatever region of pixels on the actual screen. This is a great improvement. Now I can actually see the game well, and graphical glitches are also more obvious and thus easier to debug. The iMac that I am using for development can run any game at x2 scale at 60 FPS, and most games at x3 scale.</text:p>
      <text:p text:style-name="Standard"/>
      <text:p text:style-name="Standard">After a bit of work, I got Legend of Zelda to work. The same fix also made Metroid functional. What was happening was that when the game wrote to PRG-RAM in 0x600-0x7FFF, the mapper also interpreted that as a write to the shift register, messing up any later writes to this register. Adding in one “return” statement fixed this, making LoZ and Metroid both work.</text:p>
      <text:p text:style-name="Standard"><draw:frame draw:style-name="fr4" draw:name="graphics16" text:anchor-type="paragraph" svg:x="0.3598in" svg:y="0.0929in" svg:width="2.428in" svg:height="2.2217in" draw:z-index="15"><draw:image xlink:href="Pictures/1000000000000212000001E51AD09561.png" xlink:type="simple" xlink:show="embed" xlink:actuate="onLoad"/></draw:frame><draw:frame draw:style-name="fr4" draw:name="graphics17" text:anchor-type="paragraph" svg:x="3.5307in" svg:y="0.0689in" svg:width="2.5252in" svg:height="2.3335in" draw:z-index="16"><draw:image xlink:href="Pictures/100000000000020F000001E78878FF1B.png" xlink:type="simple" xlink:show="embed" xlink:actuate="onLoad"/></draw:frame></text:p>
      <text:p text:style-name="Standard"/>
      <text:p text:style-name="Standard">1/3/2013</text:p>
      <text:p text:style-name="Standard">After a little bit of work, I have implemented MMC1, the mapper used in games such as Metroid, Castlevania 2, Mega Man 2, Legend of Zelda 1 and 2, and a few others. So far, Metroid's graphics are rather messed up, but Mega Man 2 seems to work perfectly. Needs more testing for me to say for sure.</text:p>
      <text:p text:style-name="Standard"/>
      <text:p text:style-name="Standard"><text:soft-page-break/></text:p>
      <text:p text:style-name="Standard">12/20/2012</text:p>
      <text:p text:style-name="Standard"><draw:frame draw:style-name="fr1" draw:name="graphics13" text:anchor-type="paragraph" svg:x="4.1783in" svg:y="0.0866in" svg:width="2.6665in" svg:height="2.5882in" draw:z-index="12"><draw:image xlink:href="Pictures/1000000000000110000001089781B507.png" xlink:type="simple" xlink:show="embed" xlink:actuate="onLoad"/></draw:frame><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1"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text:soft-page-break/></text:p>
      <text:p text:style-name="Standard">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2">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2"><draw:frame draw:style-name="fr3"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3"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3"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3"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3H35M31S</meta:editing-duration>
    <dc:date>2013-01-11T11:29:27</dc:date>
    <meta:generator>OpenOffice.org/3.4$Unix OpenOffice.org_project/340m1$Build-9590</meta:generator>
    <meta:editing-cycles>42</meta:editing-cycles>
    <meta:document-statistic meta:table-count="0" meta:image-count="17" meta:object-count="0" meta:page-count="10" meta:paragraph-count="86" meta:word-count="3657" meta:character-count="20641"/>
    <meta:user-defined meta:name="Info 1"/>
    <meta:user-defined meta:name="Info 2"/>
    <meta:user-defined meta:name="Info 3"/>
    <meta:user-defined meta:name="Info 4"/>
  </office:meta>
</office:document-meta>
</file>